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4-07-11 16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4-05-13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3-12-18 23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3-10-13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3-07-21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3-05-17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3-03-14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2-12-22 2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2-10-06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2-07-19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2-06-08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2-03-25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1-12-16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1-10-14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1-07-28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1-05-20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1-04-01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1-01-11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0-10-28 2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0-08-26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0-07-10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0-05-01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20-03-12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9-12-13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9-10-04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9-07-08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9-06-03 14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9-05-09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9-02-21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9-01-31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8-12-19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8-10-15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8-08-02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8-06-14 1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8-04-19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8-01-30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7-12-19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7-10-17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7-08-24 14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7-08-08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7-05-30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7-03-28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6-12-21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6-10-25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6-08-25 14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6-06-1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6-04-19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6-01-13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5-10-22 23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5-08-21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5-06-26 2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5-04-20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5-02-19 0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4-12-17 23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4-10-09 00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4-08-08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4-06-04 23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4-04-04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4-01-03 2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3-10-25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3-08-14 23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3-06-12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3-05-08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3-04-08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3-01-25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2-10-24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2-09-07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2-06-08 0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2-04-04 0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1-12-16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1-10-25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1-08-19 22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1-06-08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1-04-13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1-02-02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0-10-18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0-09-08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0-06-07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0-04-13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10-01-28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9-12-08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9-10-01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9-08-19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9-03-24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9-01-13 2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8-12-11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8-10-06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8-07-08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8-04-18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8-01-04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7-10-03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7-06-19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7-05-01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7-01-05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6-10-05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6-08-14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6-06-12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6-04-2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6-03-02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5-12-07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5-09-28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5-08-26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5-06-28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5-05-06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5-02-09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4-12-08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4-10-06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4-07-01 2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4-05-11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4-05-07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3-12-16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3-10-21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3-08-22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3-07-02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3-05-13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3-03-15 0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2-12-10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2-10-09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2-07-24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2-05-30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2-04-02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2-02-20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2-01-24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2-01-0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12-06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11-15 15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11-06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11-04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11-01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10-09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9-28 16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8-27 22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7-25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7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7-1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7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6-13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6-06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5-21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5-01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4-16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4-06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4-05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2-27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1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0-12-11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0-11-02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0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0-09-27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0-08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0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0-07-07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0-05-01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0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0-03-27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0-02-27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0-02-23 22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2000-01-26 2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9-11-29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9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9-10-04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9-08-30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9-07-29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9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9-05-10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9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9-04-14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9-03-09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9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8-12-18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8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8-08-13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8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8-06-29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8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8-05-0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8-03-20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8-01-20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7-11-20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7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7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7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7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6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6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6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5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5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5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5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4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4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4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3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3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3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2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2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2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2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2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2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2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1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1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1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1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1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1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1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1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1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1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1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1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1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1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1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1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1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0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0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0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0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0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0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0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0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0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0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0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0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0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0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9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9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9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9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9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9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9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9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9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9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9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9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9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9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9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9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8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8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8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8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8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8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8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8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8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8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8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8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8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8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8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8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8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7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7-1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7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7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7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7-10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7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7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65033122570203</text:p>
          </table:table-cell>
          <table:table-cell office:value-type="string" calcext:value-type="string">
            <text:p>1987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26" meta:object-count="0"/>
    <meta:user-defined meta:name="AppVersion">3.0</meta:user-defined>
  </office:meta>
</office:document-meta>
</file>